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officeooo:rsid="001803ef" officeooo:paragraph-rsid="001803ef"/>
    </style:style>
    <style:style style:name="P4" style:family="paragraph" style:parent-style-name="Heading_20_3">
      <style:text-properties fo:font-weight="bold" style:font-weight-asian="bold" style:font-weight-complex="bold"/>
    </style:style>
    <style:style style:name="P5" style:family="paragraph" style:parent-style-name="Heading_20_4">
      <style:text-properties fo:font-weight="bold" style:font-weight-asian="bold" style:font-weight-complex="bold"/>
    </style:style>
    <style:style style:name="P6" style:family="paragraph" style:parent-style-name="Text_20_body">
      <style:text-properties fo:font-style="italic" style:font-style-asian="italic" style:font-style-complex="italic"/>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yrille Favreau</text:span></text:p>
      <text:p text:style-name="P6">Scientific Visualization Architect | Science Communicator | Monofin Swimmer</text:p>
      <text:p text:style-name="P6">Location: Geneva, Geneva, Switzerland</text:p>
      <text:p text:style-name="Horizontal_20_Line"/>
      <text:h text:style-name="P4" text:outline-level="3"><text:bookmark-start text:name="summary"/>Summary:<text:bookmark-end text:name="summary"/></text:h>
      <text:p text:style-name="First_20_paragraph">I am a Scientific Visualization Architect and Science Communicator based in Geneva, Switzerland, deeply passionate about pushing the boundaries of science and technology. My focus is on high-performance algorithms for massively parallel architectures, and I specialize in designing and implementing innovative systems that unveil the wonders of science in captivating ways. In addition to my professional pursuits, I maintain a rigorous morning routine, swimming 3km before breakfast. Beyond the world of technology, I explore my artistic side by contributing to the vibrant underground music scene in Geneva.</text:p>
      <text:p text:style-name="Text_20_body">My expertise lies in the mastery of developing large-scale interactive software and crafting intricate technical designs. Proficient in languages such as C/C++, CUDA, OpenCL, ISPC, and various massively parallel architectures, I possess a profound understanding of software architectures from high-level abstraction to low-level intricacies. My work is always driven by the pursuit of optimal performance and innovation.</text:p>
      <text:p text:style-name="Text_20_body">I am not just committed to advancing technology; I am fervently enthusiastic about communicating the marvels of science. As an advocate for the fusion of art and science, I actively contribute to innovative projects, producing high-quality media that showcases the synergy between cutting-edge technology and creative expression. Fluent in both English and French, I embrace diversity with an open-minded perspective and have even had the honor of showcasing my musical talents at the prestigious Montreux Jazz Festival. For more insights into my work and interests, please visit my personal blog via the link provided in my profile information.</text:p>
      <text:p text:style-name="Horizontal_20_Line"/>
      <text:h text:style-name="P4" text:outline-level="3"><text:bookmark-start text:name="experience"/>Experience:<text:bookmark-end text:name="experience"/></text:h>
      <text:h text:style-name="P5" text:outline-level="4"><text:bookmark-start text:name="scientific-visualization-architectscience-communication---blue-brain-project"/>Scientific Visualization Architect/Science Communication - Blue Brain Project<text:bookmark-end text:name="scientific-visualization-architectscience-communication---blue-brain-project"/></text:h>
      <text:p text:style-name="First_20_paragraph"><text:span text:style-name="T2">Geneva, Switzerland</text:span> - <text:span text:style-name="T2">January 2023 - Present (11 months)</text:span></text:p>
      <text:p text:style-name="Text_20_body">As a resident visualization expert in the brain simulation team for the Blue Brain Project, I have been at the forefront of advancing Covid-19 research through scientific visualization and data exploration. Since January 2023, I have led the creation of the Blue Brain BioExplorer, a pioneering application seamlessly integrating scientific exploration and visualization. This application addresses the intricate multi-scale nature of complex biological processes, empowering researchers to delve into datasets ranging from simulated brain regions to molecular systems. My work significantly contributed to the publication of “A Machine-Generated View of <text:soft-page-break/>the Role of Blood Glucose Levels in the Severity of COVID-19” and the development of an educational film outlining the Glucose-COVID19 hypothesis.</text:p>
      <text:h text:style-name="P5" text:outline-level="4"><text:bookmark-start text:name="visualization-architect---computational-neuroscience---blue-brain-project"/>Visualization Architect - Computational Neuroscience - Blue Brain Project<text:bookmark-end text:name="visualization-architect---computational-neuroscience---blue-brain-project"/></text:h>
      <text:p text:style-name="First_20_paragraph"><text:span text:style-name="T2">Geneva Area, Switzerland</text:span> - <text:span text:style-name="T2">September 2014 - January 2020 (5 years 5 months)</text:span></text:p>
      <text:p text:style-name="Text_20_body">In this role, I served as the visionary behind Brayns version 1.0.0, a cutting-edge, hardware-agnostic real-time ray-tracer tailored for large-scale in-silico brain visualization. Brayns is constructed upon a micro-service modular architecture, where each scientific use-case functions as an independent plug-in. These use-cases encompass Brain Atlas, Diffuse Tensor Imaging, DICOM, In-silico simulation, and more. Notably, Brayns is adaptable to a diverse array of environments, including cloud containers (Docker), consumer PCs, and supercomputers, enabling breathtaking 40MegaPixels immersive rendering.</text:p>
      <text:p text:style-name="Text_20_body">Beginning in 2017, Brayns evolved into a collaborative endeavor, with a team of seven talented engineers contributing to the development of the Core, API, UI, and scientific use-cases. This transformation was accompanied by a surge in the popularity of the Brayns GitHub repository, quickly claiming the top position within the Blue Brain organization, surpassing 217 other repositories.</text:p>
      <text:p text:style-name="Text_20_body">In addition to software innovation, I have been instrumental in media production for various events, such as the Centre Pompidou in Paris in 2020 for the “Exposition Neurones, les intelligences simulées (Mutations / Créations),” as well as at the Laboratory of Experimental Museology (eM+) in Lausanne in 2019 for “Hemispheres of the Mind.” My contributions extend to events like Nuit des Musées in Geneva in 2017, Cité des Métiers in Geneva in 2017, and EPFL Digital Days in Lausanne in 2018.</text:p>
      <text:p text:style-name="Text_20_body">I have been at the forefront of developing scalable applications rooted in modular software frameworks, tailor-made for high-performance visualization and extensive analysis of brain models, regardless of the complexity of heterogeneous parallel hardware architectures. My responsibilities encompass software architecture, design, implementation, and comprehensive documentation.</text:p>
      <text:h text:style-name="P5" text:outline-level="4"><text:bookmark-start text:name="canettes-blues-band---drummer-performer-at-montreux-jazz-festival"/>Canettes Blues Band - Drummer (Performer at Montreux Jazz Festival)<text:bookmark-end text:name="canettes-blues-band---drummer-performer-at-montreux-jazz-festival"/></text:h>
      <text:p text:style-name="First_20_paragraph"><text:span text:style-name="T2">Geneva Area, Switzerland</text:span> - <text:span text:style-name="T2">March 2013 - December 2016 (3 years 10 months)</text:span></text:p>
      <text:p text:style-name="Text_20_body">As the drummer for the Canettes Blues Band, I contributed to the vibrant music scene in Geneva. Our repertoire included songs written and/or made famous by blues greats, and we had the honor of performing at prestigious events such as the Montreux Jazz Festival.</text:p>
      <text:h text:style-name="P5" text:outline-level="4"><text:bookmark-start text:name="freelance-self-employed---creator-architect-and-developer-of-sol-r"/>Freelance Self-Employed - Creator, Architect, and Developer of Sol-R<text:bookmark-end text:name="freelance-self-employed---creator-architect-and-developer-of-sol-r"/></text:h>
      <text:p text:style-name="First_20_paragraph"><text:span text:style-name="T2">Geneva Area, Switzerland</text:span> - <text:span text:style-name="T2">October 2012 - December 2014 (2 years 3 months)</text:span></text:p>
      <text:p text:style-name="Text_20_body">During this period, I embarked on a personal endeavor to create Sol-R, a real-time ray-tracer harnessing the power of CUDA and OpenCL. This project seamlessly integrated with Oculus Rift DK1, Kinect, Razor Hydra, and Leap Motion devices. Sol-R played a pivotal role in the <text:soft-page-break/>Interactive Molecular Visualizer project and was driven by a distinctive vision, focusing on creating captivating images in an interactive manner.</text:p>
      <text:h text:style-name="P5" text:outline-level="4"><text:bookmark-start text:name="banque-lombard-odier-cie-sa---technical-architect---vice-president"/>Banque Lombard Odier &amp; Cie SA - Technical Architect - Vice President<text:bookmark-end text:name="banque-lombard-odier-cie-sa---technical-architect---vice-president"/></text:h>
      <text:p text:style-name="First_20_paragraph"><text:span text:style-name="T2">Geneva Area, Switzerland</text:span> - <text:span text:style-name="T2">January 2008 - June 2014 (6 years 6 months)</text:span></text:p>
      <text:p text:style-name="Text_20_body">In my role as the leader of the C++ segment within the architecture department, I managed C++ and all native libraries, including Delphi, CORBA, databases, security, and more. Additionally, I served as a lecturer, effectively communicating and explaining new technical solutions. My responsibilities involved ensuring interoperability across various technology stacks like C++, Delphi, Java, and .NET.</text:p>
      <text:p text:style-name="Text_20_body">I was also involved in designing low-level libraries and integrating new packages such as ICE and ActiveMQ. I provided support for development, swiftly finding solutions to complex problems. Furthermore, I was recognized as an expert in multi-core optimization and high-performance distributed computing, particularly on heterogeneous architectures.</text:p>
      <text:h text:style-name="P5" text:outline-level="4"><text:bookmark-start text:name="proactive-partners-sa---software-consultant-for-lombard-odier-darier-henstch"/>ProActive Partners SA - Software Consultant for Lombard Odier Darier Henstch<text:bookmark-end text:name="proactive-partners-sa---software-consultant-for-lombard-odier-darier-henstch"/></text:h>
      <text:p text:style-name="First_20_paragraph"><text:span text:style-name="T2">Geneva Area, Switzerland</text:span> - <text:span text:style-name="T2">September 2004 - December 2007 (3 years 4 months)</text:span></text:p>
      <text:p text:style-name="Text_20_body">During my tenure as a software consultant, I provided valuable expertise for Lombard Odier Darier Henstch. My role involved delivering solutions and support tailored to the specific needs of the client.</text:p>
      <text:h text:style-name="P5" text:outline-level="4"><text:bookmark-start text:name="sopra-group---project-manager"/>Sopra Group - Project Manager<text:bookmark-end text:name="sopra-group---project-manager"/></text:h>
      <text:p text:style-name="First_20_paragraph"><text:span text:style-name="T2">Rennes Area, France</text:span> - <text:span text:style-name="T2">March 2002 - August 2004 (2 years 6 months)</text:span></text:p>
      <text:p text:style-name="Text_20_body">As the team leader and technical architect for Cegetel (SFR), my primary responsibilities encompassed spearheading C++, UNIX, and WebSphere projects. I brought to the table</text:p>
      <text:p text:style-name="Text_20_body">not only leadership but also a knack for providing development support and rapidly identifying effective solutions. With a strong expertise in C++ and a deep understanding of HP-UX and Solaris platforms, I was well-versed in managing complex systems across diverse environments. Additionally, my work often relied on extensive utilization of Oracle databases to drive these projects to success.</text:p>
      <text:h text:style-name="P5" text:outline-level="4"><text:bookmark-start text:name="excelon-corporation---developer-support-engineer"/>eXcelon Corporation - Developer Support Engineer<text:bookmark-end text:name="excelon-corporation---developer-support-engineer"/></text:h>
      <text:p text:style-name="P2">July 2000 - January 2002 (1 year 7 months)</text:p>
      <text:p text:style-name="Text_20_body">During my time as a Developer Support Engineer, I played a crucial role in providing high-level development support to a distinguished clientele, including prominent African and European companies like AXA, SwissRe, Rhenus, among others. My expertise extended across a wide spectrum of technologies, including C++, VB, Java, XML, and XSLT, and I was proficient in working across various platforms, encompassing Windows, Linux, and UNIX. My focus was always customer-oriented, with a commitment to delivering tailored solutions that precisely met <text:soft-page-break/>the unique needs of each client. I was known for my ability to swiftly identify and implement effective solutions, ensuring that the projects I engaged in were not only successful but also characterized by efficiency and client satisfaction.</text:p>
      <text:h text:style-name="P5" text:outline-level="4"><text:bookmark-start text:name="counterpoint-systems-limited---software-developer"/>Counterpoint Systems Limited - Software Developer<text:bookmark-end text:name="counterpoint-systems-limited---software-developer"/></text:h>
      <text:p text:style-name="P2">December 1998 - June 2000 (1 year 7 months)</text:p>
      <text:p text:style-name="Text_20_body">My professional focus during this period revolved around the development and ongoing maintenance of a robust royalty management system tailored for the music industry, known as “Music Maestro.” This endeavor involved the proficient utilization of Delphi and Oracle technologies. In this role, I contributed to the creation of a system that played a pivotal role in tracking and managing royalties within the dynamic and intricate landscape of the music business. This allowed me to apply my expertise in crafting software solutions that catered specifically to the needs and complexities of the industry, ensuring that Music Maestro operated seamlessly and efficiently.</text:p>
      <text:h text:style-name="P5" text:outline-level="4"><text:bookmark-start text:name="thalassa-ingénierie-informatique---software-developer"/>Thalassa Ingénierie Informatique - Software Developer<text:bookmark-end text:name="thalassa-ingénierie-informatique---software-developer"/></text:h>
      <text:p text:style-name="P2">November 1996 - November 1998 (2 years 1 month)</text:p>
      <text:p text:style-name="Text_20_body">I was deeply engaged in the development and continuous maintenance of a comprehensive accounting system during my time at Thalassa Ingénierie Informatique. This system was instrumental in the efficient management of financial data and transactions. To achieve this, I adeptly employed Delphi and Oracle technologies, ensuring that the software operated seamlessly and remained up-to-date. My contributions in this capacity allowed organizations to maintain accurate financial records, streamline their accounting processes, and make informed financial decisions. By harnessing the power of Delphi and Oracle, I played a pivotal role in providing robust solutions that enhanced financial transparency and efficiency.</text:p>
      <text:h text:style-name="P5" text:outline-level="4"><text:bookmark-start text:name="armée-de-terre---marsoin"/>Armée de Terre - Marsoin<text:bookmark-end text:name="armée-de-terre---marsoin"/></text:h>
      <text:p text:style-name="P2">October 1995 - August 1996 (11 months)</text:p>
      <text:p text:style-name="Text_20_body">I completed my military service at 1er RIMA (Régiment d’infanterie de Marine) during this period.</text:p>
      <text:h text:style-name="P5" text:outline-level="4"><text:bookmark-start text:name="microsoft---technical-support-engineer"/>Microsoft - Technical Support Engineer<text:bookmark-end text:name="microsoft---technical-support-engineer"/></text:h>
      <text:p text:style-name="P2">June 1995 - September 1995 (4 months)</text:p>
      <text:p text:style-name="Text_20_body">During my tenure as a trainee support engineer at Microsoft, my primary role was to provide expert assistance and guidance to users of Microsoft Access. I was dedicated to ensuring that our customers received exceptional service, and I tailored solutions to address their unique needs and challenges. A key strength I brought to the role was my ability to swiftly identify solutions to various issues, enabling our customers to overcome obstacles efficiently and get the most out of their Microsoft Access experience. This experience allowed me to develop valuable problem-solving skills and reinforced the importance of customer-oriented solutions in my approach to technical support.</text:p>
      <text:p text:style-name="Horizontal_20_Line"><text:soft-page-break/></text:p>
      <text:h text:style-name="P4" text:outline-level="3"><text:bookmark-start text:name="education"/>Education:<text:bookmark-end text:name="education"/></text:h>
      <text:list xml:id="list3003231025" text:style-name="L1">
        <text:list-item>
          <text:p text:style-name="P7"><text:span text:style-name="T1">PeopleCert</text:span> - ITIL v3 Qualification (2012 - 2012)</text:p>
        </text:list-item>
        <text:list-item>
          <text:p text:style-name="P7"><text:span text:style-name="T1">IUT de Nantes</text:span> - D.U.T., Informatique (1991 - 1993)</text:p>
        </text:list-item>
        <text:list-item>
          <text:p text:style-name="P7"><text:span text:style-name="T1">Lycée de Lattre de Tassigny</text:span> - Baccalauréat, C (1987 - 1990)</text:p>
        </text:list-item>
        <text:list-item>
          <text:p text:style-name="P7"><text:span text:style-name="T1">The University of Salford</text:span> - Bachelor of Science - BS, Computer Science (September 1993 - June 1995)</text:p>
        </text:list-item>
      </text:list>
      <text:p text:style-name="Horizontal_20_Line"/>
      <text:h text:style-name="P4" text:outline-level="3"><text:bookmark-start text:name="skills"/>Skills:<text:bookmark-end text:name="skills"/></text:h>
      <text:list xml:id="list590236593" text:style-name="L2">
        <text:list-item>
          <text:p text:style-name="P8">Scientific Visualization</text:p>
        </text:list-item>
        <text:list-item>
          <text:p text:style-name="P8">High-Performance Algorithms</text:p>
        </text:list-item>
        <text:list-item>
          <text:p text:style-name="P8">C/C++, CUDA, OpenCL, ISPC</text:p>
        </text:list-item>
        <text:list-item>
          <text:p text:style-name="P8">Massively Parallel Architectures</text:p>
        </text:list-item>
        <text:list-item>
          <text:p text:style-name="P8">Team Leadership</text:p>
        </text:list-item>
        <text:list-item>
          <text:p text:style-name="P8">Music Performance (Drumm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11-24T10:57:25Z</meta:creation-date>
    <dc:date>2023-11-24T11:58:14.948442117</dc:date>
    <meta:editing-duration>PT26S</meta:editing-duration>
    <meta:editing-cycles>3</meta:editing-cycles>
    <meta:document-statistic meta:table-count="0" meta:image-count="0" meta:object-count="0" meta:page-count="5" meta:paragraph-count="62" meta:word-count="1681" meta:character-count="11439" meta:non-whitespace-character-count="9829"/>
  </office:meta>
</office:document-meta>
</file>